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544cm" fo:min-width="5.34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639cm" fo:min-width="5.342cm"/>
      <style:paragraph-properties style:writing-mode="lr-tb"/>
    </style:style>
    <style:style style:name="gr5" style:family="graphic" style:parent-style-name="standard">
      <style:graphic-properties draw:fill-color="#ffffff" draw:opacity="0%" draw:textarea-horizontal-align="justify" draw:textarea-vertical-align="middle" draw:auto-grow-height="false" fo:min-height="16.26cm" fo:min-width="17.28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699cm" svg:height="0.962cm" svg:x="1.762cm" svg:y="1.635cm">
          <draw:text-box>
            <text:p>Configuration-As-A-Service Architecture</text:p>
          </draw:text-box>
        </draw:frame>
        <draw:custom-shape draw:style-name="gr2" draw:text-style-name="P3" draw:layer="layout" svg:width="5.842cm" svg:height="2.794cm" svg:x="7.985cm" svg:y="6.207cm">
          <text:p text:style-name="P2">CAAS-UI</text:p>
          <text:p text:style-name="P2">(React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842cm" svg:height="2.794cm" svg:x="12.176cm" svg:y="15.605cm">
          <text:p text:style-name="P2">keycloak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842cm" svg:height="2.794cm" svg:x="8.112cm" svg:y="10.525cm">
          <text:p text:style-name="P2">CAAS-API</text:p>
          <text:p text:style-name="P2">(Java SpringBoot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842cm" svg:height="2.794cm" svg:x="3.921cm" svg:y="15.605cm">
          <text:p text:style-name="P2">redislabs/redismod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033cm" svg:y1="9.128cm" svg:x2="11.033cm" svg:y2="10.525cm">
          <text:p/>
        </draw:line>
        <draw:line draw:style-name="gr3" draw:text-style-name="P4" draw:layer="layout" svg:x1="10.906cm" svg:y1="13.319cm" svg:x2="6.969cm" svg:y2="15.605cm">
          <text:p/>
        </draw:line>
        <draw:line draw:style-name="gr3" draw:text-style-name="P4" draw:layer="layout" svg:x1="10.906cm" svg:y1="13.319cm" svg:x2="15.478cm" svg:y2="15.605cm">
          <text:p/>
        </draw:line>
        <draw:custom-shape draw:style-name="gr4" draw:text-style-name="P3" draw:layer="layout" svg:width="5.842cm" svg:height="0.889cm" svg:x="7.985cm" svg:y="5.391cm">
          <text:p text:style-name="P2">NGINX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7.78cm" svg:height="16.51cm" svg:x="2.27cm" svg:y="3.15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509cm" svg:height="0.962cm" svg:x="2.397cm" svg:y="3.286cm">
          <draw:text-box>
            <text:p>Docke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5T16:01:27.111519301</meta:creation-date>
    <dc:date>2021-05-15T16:10:05.328103826</dc:date>
    <meta:editing-duration>PT8M38S</meta:editing-duration>
    <meta:editing-cycles>1</meta:editing-cycles>
    <meta:document-statistic meta:object-count="11"/>
    <meta:generator>LibreOffice/6.4.6.2$Linux_X86_64 LibreOffice_project/40$Build-2</meta:generator>
  </office:meta>
</office:document-meta>
</file>